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png" manifest:full-path="Pictures/10000000000000CC000000CCC7DC2A4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4cm" svg:stroke-color="#579d1c" draw:marker-start-width="0.8cm" draw:marker-end-width="0.8cm" draw:fill="solid" draw:fill-color="#ffffff" draw:textarea-horizontal-align="justify" draw:textarea-vertical-align="middle" draw:auto-grow-height="false" fo:padding-top="0.325cm" fo:padding-bottom="0.325cm" fo:padding-left="0.45cm" fo:padding-right="0.45cm"/>
    </style:style>
    <style:style style:name="gr2" style:family="graphic" style:parent-style-name="standard">
      <style:graphic-properties draw:stroke="none" svg:stroke-color="#ff6600" draw:fill="none" draw:fill-color="#ffffff" draw:auto-grow-height="true" draw:auto-grow-width="false" fo:max-height="0cm" fo:min-height="3.752cm"/>
    </style:style>
    <style:style style:name="gr3" style:family="graphic" style:parent-style-name="objectwithoutfill">
      <style:graphic-properties svg:stroke-width="0.2cm" svg:stroke-color="#579d1c" draw:marker-start-width="0.5cm" draw:marker-end-width="0.5cm" draw:fill="none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svg:stroke-width="0.4cm" svg:stroke-color="#ff0000" draw:marker-start-width="1.4cm" draw:marker-end-width="1.4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5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width="0.4cm" svg:stroke-color="#6666ff" draw:marker-start-width="0.8cm" draw:marker-end-width="0.8cm" draw:fill="none" draw:textarea-vertical-align="middle" fo:padding-top="0.325cm" fo:padding-bottom="0.325cm" fo:padding-left="0.45cm" fo:padding-right="0.45cm"/>
    </style:style>
    <style:style style:name="gr7" style:family="graphic" style:parent-style-name="objectwithoutfill">
      <style:graphic-properties svg:stroke-width="0.4cm" svg:stroke-color="#006600" draw:marker-start-width="0.8cm" draw:marker-end-width="0.8cm" draw:fill="none" draw:textarea-vertical-align="middle" fo:padding-top="0.325cm" fo:padding-bottom="0.325cm" fo:padding-left="0.45cm" fo:padding-right="0.45cm"/>
    </style:style>
    <style:style style:name="gr8" style:family="graphic" style:parent-style-name="standard">
      <style:graphic-properties draw:stroke="none" draw:fill="solid" draw:fill-color="#006600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solid" draw:fill-color="#ff9900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svg:stroke-width="0.4cm" svg:stroke-color="#ff9900" draw:marker-start-width="0.8cm" draw:marker-end-width="0.8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12" style:family="graphic" style:parent-style-name="standard">
      <style:graphic-properties svg:stroke-width="0.4cm" svg:stroke-color="#00cc00" draw:marker-start-width="1.4cm" draw:marker-end-width="1.4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13" style:family="graphic" style:parent-style-name="standard">
      <style:graphic-properties svg:stroke-width="0.4cm" svg:stroke-color="#0000ff" draw:marker-start-width="1.4cm" draw:marker-end-width="1.4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14" style:family="graphic" style:parent-style-name="standard">
      <style:graphic-properties svg:stroke-width="0.4cm" svg:stroke-color="#9900ff" draw:marker-start-width="0.8cm" draw:marker-end-width="0.8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15" style:family="graphic" style:parent-style-name="objectwithoutfill">
      <style:graphic-properties svg:stroke-width="0.4cm" svg:stroke-color="#b2b2b2" draw:marker-start-width="0.8cm" draw:marker-end-width="0.8cm" draw:fill="none" draw:textarea-vertical-align="middle" fo:padding-top="0.325cm" fo:padding-bottom="0.325cm" fo:padding-left="0.45cm" fo:padding-right="0.45cm"/>
    </style:style>
    <style:style style:name="gr16" style:family="graphic" style:parent-style-name="standard">
      <style:graphic-properties svg:stroke-width="0.1cm" svg:stroke-color="#b2b2b2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7" style:family="graphic" style:parent-style-name="standard">
      <style:graphic-properties svg:stroke-width="0.4cm" svg:stroke-color="#c5000b" draw:marker-start-width="0.8cm" draw:marker-end-width="0.8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18" style:family="graphic">
      <style:graphic-properties style:protect="size"/>
    </style:style>
    <style:style style:name="gr19" style:family="graphic" style:parent-style-name="standard">
      <style:graphic-properties draw:stroke="none" svg:stroke-width="0.4cm" svg:stroke-color="#b2b2b2" draw:marker-start-width="0.8cm" draw:marker-end-width="0.8cm" draw:fill="solid" draw:fill-color="#808080" draw:textarea-horizontal-align="justify" draw:textarea-vertical-align="middle" draw:auto-grow-height="false" fo:padding-top="0.325cm" fo:padding-bottom="0.325cm" fo:padding-left="0.45cm" fo:padding-right="0.45cm"/>
    </style:style>
    <style:style style:name="gr20" style:family="graphic" style:parent-style-name="standard">
      <style:graphic-properties draw:stroke="none" draw:fill="solid" draw:fill-color="#b2b2b2" draw:textarea-horizontal-align="justify" draw:textarea-vertical-align="middle" draw:auto-grow-height="false"/>
    </style:style>
    <style:style style:name="gr21" style:family="graphic" style:parent-style-name="standard">
      <style:graphic-properties svg:stroke-width="0.4cm" svg:stroke-color="#b2b2b2" draw:marker-start-width="0.8cm" draw:marker-end-width="0.8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598cm"/>
    </style:style>
    <style:style style:name="gr23" style:family="graphic" style:parent-style-name="standard">
      <style:graphic-properties draw:stroke="none" draw:fill="solid" draw:fill-color="#dddddd" draw:textarea-horizontal-align="justify" draw:textarea-vertical-align="middle" draw:auto-grow-height="false"/>
    </style:style>
    <style:style style:name="gr24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25" style:family="graphic" style:parent-style-name="objectwithoutfill">
      <style:graphic-properties svg:stroke-width="0.4cm" svg:stroke-color="#ff9900" draw:marker-start-width="0.8cm" draw:marker-end-width="0.8cm" draw:fill="none" draw:textarea-vertical-align="middle" fo:padding-top="0.325cm" fo:padding-bottom="0.325cm" fo:padding-left="0.45cm" fo:padding-right="0.45cm"/>
    </style:style>
    <style:style style:name="gr26" style:family="graphic" style:parent-style-name="standard">
      <style:graphic-properties svg:stroke-width="0.4cm" svg:stroke-color="#ff9900" draw:marker-start-width="1.4cm" draw:marker-end-width="1.4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27" style:family="graphic" style:parent-style-name="standard">
      <style:graphic-properties svg:stroke-width="0.4cm" svg:stroke-color="#ff9900" draw:marker-start-width="2cm" draw:marker-end-width="2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28" style:family="graphic" style:parent-style-name="standard" style:list-style-name="L1">
      <style:graphic-properties svg:stroke-width="0.4cm" svg:stroke-color="#ff9900" draw:marker-start-width="1.4cm" draw:marker-end-width="1.4cm" draw:fill="solid" draw:fill-color="#ffffff" draw:textarea-horizontal-align="justify" draw:textarea-vertical-align="middle" draw:auto-grow-height="false" fo:padding-top="0.325cm" fo:padding-bottom="0.325cm" fo:padding-left="0.45cm" fo:padding-right="0.45cm"/>
    </style:style>
    <style:style style:name="gr29" style:family="graphic" style:parent-style-name="standard" style:list-style-name="L1">
      <style:graphic-properties svg:stroke-width="0.4cm" svg:stroke-color="#ff9900" draw:marker-start-width="1.4cm" draw:marker-end-width="1.4cm" draw:fill="solid" draw:fill-color="#ffffff" draw:textarea-horizontal-align="justify" draw:textarea-vertical-align="middle" draw:auto-grow-height="false" fo:padding-top="0.325cm" fo:padding-bottom="0.325cm" fo:padding-left="0.45cm" fo:padding-right="0.45cm"/>
    </style:style>
    <style:style style:name="gr30" style:family="graphic" style:parent-style-name="standard" style:list-style-name="L1">
      <style:graphic-properties draw:stroke="none" svg:stroke-width="0.4cm" svg:stroke-color="#ff9900" draw:marker-start-width="1.4cm" draw:marker-end-width="1.4cm" draw:fill="none" draw:fill-color="#ffffff" draw:textarea-horizontal-align="justify" draw:textarea-vertical-align="middle" draw:auto-grow-height="false" fo:padding-top="0.325cm" fo:padding-bottom="0.325cm" fo:padding-left="0.45cm" fo:padding-right="0.45cm"/>
    </style:style>
    <style:style style:name="gr31" style:family="graphic" style:parent-style-name="standard" style:list-style-name="L1">
      <style:graphic-properties draw:stroke="none" svg:stroke-width="0.4cm" svg:stroke-color="#ff9900" draw:marker-start-width="1.4cm" draw:marker-end-width="1.4cm" draw:fill="none" draw:fill-color="#ffffff" draw:textarea-horizontal-align="justify" draw:textarea-vertical-align="middle" draw:auto-grow-height="false" fo:padding-top="0.325cm" fo:padding-bottom="0.325cm" fo:padding-left="0.45cm" fo:padding-right="0.45cm"/>
    </style:style>
    <style:style style:name="gr32" style:family="graphic" style:parent-style-name="objectwithoutfill">
      <style:graphic-properties svg:stroke-width="0.4cm" svg:stroke-color="#009900" draw:marker-start-width="0.8cm" draw:marker-end-width="0.8cm" draw:fill="none" draw:textarea-vertical-align="middle" fo:padding-top="0.325cm" fo:padding-bottom="0.325cm" fo:padding-left="0.45cm" fo:padding-right="0.45cm"/>
    </style:style>
    <style:style style:name="gr33" style:family="graphic" style:parent-style-name="objectwithoutfill">
      <style:graphic-properties svg:stroke-width="0.4cm" svg:stroke-color="#ff3333" draw:marker-start-width="0.8cm" draw:marker-end-width="0.8cm" draw:fill="none" draw:textarea-vertical-align="middle" fo:padding-top="0.325cm" fo:padding-bottom="0.325cm" fo:padding-left="0.45cm" fo:padding-right="0.45cm"/>
    </style:style>
    <style:style style:name="gr34" style:family="graphic" style:parent-style-name="standard">
      <style:graphic-properties svg:stroke-width="0.4cm" draw:marker-start-width="0.8cm" draw:marker-end-width="0.8cm" draw:fill="solid" draw:fill-color="#cfe7f5" draw:textarea-horizontal-align="justify" draw:textarea-vertical-align="middle" draw:auto-grow-height="false" fo:padding-top="0.325cm" fo:padding-bottom="0.325cm" fo:padding-left="0.45cm" fo:padding-right="0.45cm"/>
    </style:style>
    <style:style style:name="gr35" style:family="graphic" style:parent-style-name="standard">
      <style:graphic-properties svg:stroke-width="0.4cm" draw:marker-start-width="0.8cm" draw:marker-end-width="0.8cm" draw:fill="solid" draw:fill-color="#83caff" draw:textarea-horizontal-align="justify" draw:textarea-vertical-align="middle" draw:auto-grow-height="false" fo:padding-top="0.325cm" fo:padding-bottom="0.325cm" fo:padding-left="0.45cm" fo:padding-right="0.45cm"/>
    </style:style>
    <style:style style:name="gr36" style:family="graphic" style:parent-style-name="standard">
      <style:graphic-properties svg:stroke-width="0.4cm" draw:marker-start-width="0.8cm" draw:marker-end-width="0.8cm" draw:fill="none" draw:fill-color="#6666ff" draw:textarea-horizontal-align="justify" draw:textarea-vertical-align="middle" draw:auto-grow-height="false" fo:padding-top="0.325cm" fo:padding-bottom="0.325cm" fo:padding-left="0.45cm" fo:padding-right="0.45cm"/>
    </style:style>
    <style:style style:name="gr37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8" style:family="graphic" style:parent-style-name="standard">
      <style:graphic-properties draw:fill="solid" draw:fill-color="#66ffff" draw:textarea-horizontal-align="justify" draw:textarea-vertical-align="middle" draw:auto-grow-height="false"/>
    </style:style>
    <style:style style:name="gr39" style:family="graphic" style:parent-style-name="standard">
      <style:graphic-properties draw:stroke="none" svg:stroke-color="#6666ff" draw:fill="none" draw:fill-color="#ffffff" draw:textarea-horizontal-align="left" draw:auto-grow-height="true" draw:auto-grow-width="true" fo:min-height="0cm" fo:min-width="0cm"/>
    </style:style>
    <style:style style:name="gr40" style:family="graphic" style:parent-style-name="standard">
      <style:graphic-properties svg:stroke-width="0.4cm" svg:stroke-color="#579d1c" draw:marker-start-width="0.8cm" draw:marker-end-width="0.8cm" draw:fill="solid" draw:fill-color="#ccffcc" draw:textarea-horizontal-align="justify" draw:textarea-vertical-align="middle" draw:auto-grow-height="false" fo:padding-top="0.325cm" fo:padding-bottom="0.325cm" fo:padding-left="0.45cm" fo:padding-right="0.45cm"/>
    </style:style>
    <style:style style:name="gr41" style:family="graphic" style:parent-style-name="standard">
      <style:graphic-properties svg:stroke-width="0.4cm" svg:stroke-color="#579d1c" draw:marker-start-width="0.8cm" draw:marker-end-width="0.8cm" draw:fill="solid" draw:fill-color="#99cc66" draw:textarea-horizontal-align="justify" draw:textarea-vertical-align="middle" draw:auto-grow-height="false" fo:padding-top="0.325cm" fo:padding-bottom="0.325cm" fo:padding-left="0.45cm" fo:padding-right="0.45cm"/>
    </style:style>
    <style:style style:name="gr42" style:family="graphic" style:parent-style-name="objectwithoutfill">
      <style:graphic-properties svg:stroke-width="0.4cm" svg:stroke-color="#009900" draw:marker-start-width="0.8cm" draw:marker-end-width="0.8cm" draw:fill="none" draw:fill-color="#99ffcc" draw:textarea-vertical-align="middle" fo:padding-top="0.325cm" fo:padding-bottom="0.325cm" fo:padding-left="0.45cm" fo:padding-right="0.45cm"/>
    </style:style>
    <style:style style:name="gr43" style:family="graphic" style:parent-style-name="standard">
      <style:graphic-properties svg:stroke-width="0.4cm" draw:marker-start-width="0.8cm" draw:marker-end-width="0.8cm" draw:fill="solid" draw:fill-color="#ffffff" draw:textarea-horizontal-align="justify" draw:textarea-vertical-align="middle" draw:auto-grow-height="false" fo:padding-top="0.325cm" fo:padding-bottom="0.325cm" fo:padding-left="0.45cm" fo:padding-right="0.45cm"/>
    </style:style>
    <style:style style:name="gr44" style:family="graphic" style:parent-style-name="objectwithoutfill">
      <style:graphic-properties svg:stroke-width="0.4cm" svg:stroke-color="#000000" draw:marker-start-width="0.8cm" draw:marker-end-width="0.8cm" draw:fill="none" draw:textarea-vertical-align="middle" fo:padding-top="0.325cm" fo:padding-bottom="0.325cm" fo:padding-left="0.45cm" fo:padding-right="0.45cm"/>
    </style:style>
    <style:style style:name="gr45" style:family="graphic" style:parent-style-name="standard">
      <style:graphic-properties draw:stroke="none" draw:fill="solid" draw:fill-color="#ff3333" draw:textarea-horizontal-align="justify" draw:textarea-vertical-align="middle" draw:auto-grow-height="false"/>
    </style:style>
    <style:style style:name="gr46" style:family="graphic" style:parent-style-name="standard">
      <style:graphic-properties draw:stroke="none" draw:fill="gradient" draw:fill-gradient-name="Cyan_20_Gradient_20_2" draw:textarea-horizontal-align="justify" draw:textarea-vertical-align="middle" draw:auto-grow-height="false"/>
    </style:style>
    <style:style style:name="gr47" style:family="graphic" style:parent-style-name="standard">
      <style:graphic-properties draw:stroke="none" draw:fill="solid" draw:fill-color="#00cc00" draw:textarea-horizontal-align="justify" draw:textarea-vertical-align="middle" draw:auto-grow-height="false"/>
    </style:style>
    <style:style style:name="gr48" style:family="graphic" style:parent-style-name="standard">
      <style:graphic-properties draw:stroke="none" draw:fill="solid" draw:fill-color="#ff0000" draw:textarea-horizontal-align="justify" draw:textarea-vertical-align="middle" draw:auto-grow-height="false"/>
    </style:style>
    <style:style style:name="gr49" style:family="graphic" style:parent-style-name="standard">
      <style:graphic-properties draw:stroke="none" draw:textarea-horizontal-align="justify" draw:textarea-vertical-align="middle" draw:auto-grow-height="false" fo:min-height="0cm" fo:min-width="0cm"/>
    </style:style>
    <style:style style:name="gr50" style:family="graphic" style:parent-style-name="standard">
      <style:graphic-properties draw:stroke="none" draw:fill="solid" draw:fill-color="#ffffff" draw:textarea-vertical-align="middle" draw:auto-grow-height="false" fo:min-height="0.749cm" fo:min-width="0.499cm" fo:wrap-option="wrap"/>
    </style:style>
    <style:style style:name="gr51" style:family="graphic" style:parent-style-name="standard">
      <style:graphic-properties draw:stroke="solid" svg:stroke-width="0.5cm" svg:stroke-color="#ffffff" draw:marker-start-width="0.95cm" draw:marker-end-width="0.95cm" draw:fill="solid" draw:fill-color="#ffffff" draw:textarea-horizontal-align="justify" draw:textarea-vertical-align="middle" draw:auto-grow-height="false" fo:padding-top="0.375cm" fo:padding-bottom="0.375cm" fo:padding-left="0.5cm" fo:padding-right="0.5cm"/>
    </style:style>
    <style:style style:name="gr52" style:family="graphic" style:parent-style-name="standard">
      <style:graphic-properties draw:stroke="solid" svg:stroke-width="0.5cm" svg:stroke-color="#ffffff" draw:marker-start-width="0.95cm" draw:marker-end-width="0.95cm" draw:fill="none" draw:fill-color="#ffffff" draw:textarea-horizontal-align="justify" draw:textarea-vertical-align="middle" draw:auto-grow-height="false" fo:padding-top="0.375cm" fo:padding-bottom="0.375cm" fo:padding-left="0.5cm" fo:padding-right="0.5cm"/>
    </style:style>
    <style:style style:name="gr53" style:family="graphic" style:parent-style-name="standard">
      <style:graphic-properties draw:fill="solid" draw:fill-color="#000000" draw:textarea-vertical-align="middle"/>
    </style:style>
    <style:style style:name="gr54" style:family="graphic" style:parent-style-name="objectwithoutfill">
      <style:graphic-properties svg:stroke-width="0.1cm" svg:stroke-color="#009900" draw:marker-start-width="0.35cm" draw:marker-end-width="0.35cm" draw:fill="none" draw:textarea-vertical-align="middle" fo:padding-top="0.175cm" fo:padding-bottom="0.175cm" fo:padding-left="0.3cm" fo:padding-right="0.3cm"/>
    </style:style>
    <style:style style:name="gr55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56" style:family="graphic" style:parent-style-name="objectwithoutfill">
      <style:graphic-properties svg:stroke-width="0.1cm" svg:stroke-color="#ff6600" draw:marker-start-width="0.35cm" draw:marker-end-width="0.35cm" draw:fill="none" draw:textarea-vertical-align="middle" fo:padding-top="0.175cm" fo:padding-bottom="0.175cm" fo:padding-left="0.3cm" fo:padding-right="0.3cm"/>
    </style:style>
    <style:style style:name="gr57" style:family="graphic" style:parent-style-name="objectwithoutfill">
      <style:graphic-properties svg:stroke-width="0.1cm" svg:stroke-color="#ff3333" draw:marker-start-width="0.35cm" draw:marker-end-width="0.35cm" draw:fill="none" draw:textarea-vertical-align="middle" fo:padding-top="0.175cm" fo:padding-bottom="0.175cm" fo:padding-left="0.3cm" fo:padding-right="0.3cm"/>
    </style:style>
    <style:style style:name="gr58" style:family="graphic" style:parent-style-name="objectwithoutfill">
      <style:graphic-properties svg:stroke-width="0.1cm" svg:stroke-color="#66ffff" draw:marker-start-width="0.35cm" draw:marker-end-width="0.35cm" draw:fill="none" draw:textarea-vertical-align="middle" fo:padding-top="0.175cm" fo:padding-bottom="0.175cm" fo:padding-left="0.3cm" fo:padding-right="0.3cm"/>
    </style:style>
    <style:style style:name="gr59" style:family="graphic" style:parent-style-name="objectwithoutfill">
      <style:graphic-properties svg:stroke-width="0.1cm" svg:stroke-color="#3333ff" draw:marker-start-width="0.35cm" draw:marker-end-width="0.35cm" draw:fill="none" draw:textarea-vertical-align="middle" fo:padding-top="0.175cm" fo:padding-bottom="0.175cm" fo:padding-left="0.3cm" fo:padding-right="0.3cm"/>
    </style:style>
    <style:style style:name="gr60" style:family="graphic" style:parent-style-name="objectwithoutfill" style:list-style-name="L1">
      <style:graphic-properties draw:stroke="solid" draw:stroke-dash="Fine_20_Dashed_20__28_var_29_" svg:stroke-width="0.05cm" svg:stroke-color="#579d1c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1" style:family="graphic" style:parent-style-name="standard" style:list-style-name="L1">
      <style:graphic-properties draw:stroke="solid" draw:stroke-dash="Fine_20_Dashed_20__28_var_29_" svg:stroke-width="0.05cm" svg:stroke-color="#579d1c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2" style:family="graphic" style:parent-style-name="objectwithoutfill" style:list-style-name="L1">
      <style:graphic-properties draw:stroke="solid" draw:stroke-dash="Fine_20_Dashed_20__28_var_29_" svg:stroke-width="0.05cm" svg:stroke-color="#579d1c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3" style:family="graphic" style:parent-style-name="objectwithoutfill" style:list-style-name="L1">
      <style:graphic-properties draw:stroke="solid" draw:stroke-dash="Fine_20_Dashed_20__28_var_29_" svg:stroke-width="0.05cm" svg:stroke-color="#579d1c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4" style:family="graphic" style:parent-style-name="objectwithoutfill" style:list-style-name="L1">
      <style:graphic-properties draw:stroke="solid" draw:stroke-dash="Fine_20_Dashed_20__28_var_29_" svg:stroke-width="0.05cm" svg:stroke-color="#579d1c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5" style:family="graphic" style:parent-style-name="objectwithoutfill" style:list-style-name="L1">
      <style:graphic-properties draw:stroke="solid" draw:stroke-dash="Fine_20_Dashed_20__28_var_29_" svg:stroke-width="0.05cm" svg:stroke-color="#579d1c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6" style:family="graphic" style:parent-style-name="objectwithoutfill" style:list-style-name="L1">
      <style:graphic-properties draw:stroke="solid" draw:stroke-dash="Fine_20_Dashed_20__28_var_29_" svg:stroke-width="0.05cm" svg:stroke-color="#579d1c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7" style:family="graphic" style:parent-style-name="objectwithoutfill" style:list-style-name="L1">
      <style:graphic-properties draw:stroke="solid" draw:stroke-dash="Fine_20_Dashed_20__28_var_29_" svg:stroke-width="0.05cm" svg:stroke-color="#579d1c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8" style:family="graphic" style:parent-style-name="standard" style:list-style-name="L1">
      <style:graphic-properties draw:stroke="solid" draw:stroke-dash="Fine_20_Dashed_20__28_var_29_" svg:stroke-width="0.05cm" svg:stroke-color="#579d1c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9" style:family="graphic" style:parent-style-name="objectwithoutfill" style:list-style-name="L1">
      <style:graphic-properties draw:stroke="solid" draw:stroke-dash="Fine_20_Dashed_20__28_var_29_" svg:stroke-width="0.05cm" svg:stroke-color="#579d1c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0" style:family="graphic" style:parent-style-name="objectwithoutfill" style:list-style-name="L1">
      <style:graphic-properties draw:stroke="solid" draw:stroke-dash="Fine_20_Dashed_20__28_var_29_" svg:stroke-width="0.05cm" svg:stroke-color="#579d1c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1" style:family="graphic" style:parent-style-name="objectwithoutfill" style:list-style-name="L1">
      <style:graphic-properties draw:stroke="solid" draw:stroke-dash="Fine_20_Dashed_20__28_var_29_" svg:stroke-width="0.05cm" svg:stroke-color="#579d1c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2" style:family="graphic" style:parent-style-name="objectwithoutfill" style:list-style-name="L1">
      <style:graphic-properties draw:stroke="solid" draw:stroke-dash="Fine_20_Dashed_20__28_var_29_" svg:stroke-width="0.05cm" svg:stroke-color="#579d1c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3" style:family="graphic" style:parent-style-name="objectwithoutfill" style:list-style-name="L1">
      <style:graphic-properties draw:stroke="solid" draw:stroke-dash="Fine_20_Dashed_20__28_var_29_" svg:stroke-width="0.05cm" svg:stroke-color="#579d1c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4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gr75" style:family="graphic" style:parent-style-name="standard">
      <style:graphic-properties draw:stroke="none" svg:stroke-color="#ff0000" draw:fill="solid" draw:fill-color="#ff0000" draw:textarea-horizontal-align="justify" draw:textarea-vertical-align="middle" draw:auto-grow-height="false"/>
    </style:style>
    <style:style style:name="pr1" style:family="presentation" style:parent-style-name="Padrã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009900" fo:font-size="96pt" style:font-size-asian="96pt" style:font-size-complex="96pt"/>
    </style:style>
    <style:style style:name="P3" style:family="paragraph">
      <style:text-properties fo:color="#ff9900" fo:font-family="'Courier New'" style:font-family-generic="modern" style:font-pitch="fixed" fo:font-size="96pt" fo:font-weight="bold" style:font-size-asian="96pt" style:font-weight-asian="bold" style:font-size-complex="96pt" style:font-weight-complex="bold"/>
    </style:style>
    <style:style style:name="P4" style:family="paragraph">
      <style:text-properties fo:color="#ff0000" fo:font-family="'Courier New'" style:font-family-generic="modern" style:font-pitch="fixed" fo:font-size="96pt" fo:font-weight="bold" style:font-size-asian="96pt" style:font-weight-asian="bold" style:font-size-complex="96pt" style:font-weight-complex="bold"/>
    </style:style>
    <style:style style:name="P5" style:family="paragraph">
      <style:text-properties fo:color="#00cc00" fo:font-family="'Courier New'" style:font-family-generic="modern" style:font-pitch="fixed" fo:font-size="96pt" fo:font-weight="bold" style:font-size-asian="96pt" style:font-weight-asian="bold" style:font-size-complex="96pt" style:font-weight-complex="bold"/>
    </style:style>
    <style:style style:name="P6" style:family="paragraph">
      <style:text-properties fo:color="#0000cc" fo:font-family="'Courier New'" style:font-family-generic="modern" style:font-pitch="fixed" fo:font-size="96pt" fo:font-weight="bold" style:font-size-asian="96pt" style:font-weight-asian="bold" style:font-size-complex="96pt" style:font-weight-complex="bold"/>
    </style:style>
    <style:style style:name="P7" style:family="paragraph">
      <style:text-properties fo:color="#9900ff" fo:font-family="'Courier New'" style:font-family-generic="modern" style:font-pitch="fixed" fo:font-size="96pt" fo:font-weight="bold" style:font-size-asian="96pt" style:font-weight-asian="bold" style:font-size-complex="96pt" style:font-weight-complex="bold"/>
    </style:style>
    <style:style style:name="P8" style:family="paragraph">
      <style:text-properties fo:color="#b2b2b2" fo:font-family="'Courier New'" style:font-family-generic="modern" style:font-pitch="fixed" fo:font-size="80pt" fo:font-weight="bold" style:font-size-asian="80pt" style:font-weight-asian="bold" style:font-size-complex="80pt" style:font-weight-complex="bold"/>
    </style:style>
    <style:style style:name="P9" style:family="paragraph">
      <style:text-properties fo:color="#c5000b" fo:font-family="'Courier New'" style:font-family-generic="modern" style:font-pitch="fixed" fo:font-size="96pt" fo:font-weight="bold" style:font-size-asian="96pt" style:font-weight-asian="bold" style:font-size-complex="96pt" style:font-weight-complex="bold"/>
    </style:style>
    <style:style style:name="P10" style:family="paragraph">
      <style:text-properties fo:color="#b2b2b2" fo:font-family="'Courier New'" style:font-family-generic="modern" style:font-pitch="fixed" fo:font-size="96pt" fo:font-weight="bold" style:font-size-asian="96pt" style:font-weight-asian="bold" style:font-size-complex="96pt" style:font-weight-complex="bold"/>
    </style:style>
    <style:style style:name="P11" style:family="paragraph">
      <style:text-properties fo:color="#b2b2b2" fo:font-family="'Courier New'" style:font-family-generic="modern" style:font-pitch="fixed" fo:font-size="76pt" fo:font-weight="bold" style:font-size-asian="76pt" style:font-weight-asian="bold" style:font-size-complex="76pt" style:font-weight-complex="bold"/>
    </style:style>
    <style:style style:name="P12" style:family="paragraph">
      <style:text-properties fo:color="#b2b2b2" fo:font-family="'Courier New'" style:font-family-generic="modern" style:font-pitch="fixed" fo:font-size="44pt" fo:font-weight="bold" style:font-size-asian="44pt" style:font-weight-asian="bold" style:font-size-complex="44pt" style:font-weight-complex="bold"/>
    </style:style>
    <style:style style:name="P13" style:family="paragraph">
      <style:paragraph-properties fo:text-align="center"/>
      <style:text-properties fo:color="#ff9900" fo:font-family="Arial" style:font-family-generic="roman" style:font-pitch="variable" fo:font-size="80pt" fo:font-style="italic" fo:font-weight="bold" style:letter-kerning="true" style:font-family-asian="'Microsoft YaHei'" style:font-family-generic-asian="system" style:font-pitch-asian="variable" style:font-size-asian="80pt" style:font-style-asian="italic" style:font-weight-asian="bold" style:font-family-complex="Mangal" style:font-family-generic-complex="system" style:font-pitch-complex="variable" style:font-size-complex="80pt" style:font-style-complex="italic" style:font-weight-complex="bold"/>
    </style:style>
    <style:style style:name="P14" style:family="paragraph">
      <style:text-properties fo:color="#6666ff" fo:font-family="'Adobe Gothic Std B'" style:font-family-generic="swiss" style:font-pitch="variable" fo:font-size="96pt" fo:text-shadow="1pt 1pt" style:font-size-asian="96pt" style:font-size-complex="96pt"/>
    </style:style>
    <style:style style:name="P15" style:family="paragraph">
      <style:paragraph-properties fo:text-align="center"/>
      <style:text-properties fo:font-weight="bold"/>
    </style:style>
    <style:style style:name="P1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18pt" style:language-asian="zh" style:country-asian="CN" style:font-style-asian="normal" style:font-weight-asian="normal" style:font-family-complex="Mang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color="#009900" fo:font-family="'Times New Roman'" style:font-style-name="Normal" style:font-family-generic="roman" fo:font-size="96pt" style:font-family-asian="'Times New Roman'" style:font-style-name-asian="Normal" style:font-family-generic-asian="roman" style:font-size-asian="96pt" style:font-family-complex="'Times New Roman'" style:font-style-name-complex="Normal" style:font-family-generic-complex="roman" style:font-size-complex="96pt"/>
    </style:style>
    <style:style style:name="T2" style:family="text">
      <style:text-properties fo:color="#ff9900" fo:font-family="'Courier New'" style:font-family-generic="modern" style:font-pitch="fixed" fo:font-size="96pt" fo:font-weight="bold" style:font-size-asian="96pt" style:font-weight-asian="bold" style:font-size-complex="96pt" style:font-weight-complex="bold"/>
    </style:style>
    <style:style style:name="T3" style:family="text">
      <style:text-properties fo:color="#ff0000" fo:font-family="'Courier New'" style:font-family-generic="modern" style:font-pitch="fixed" fo:font-size="96pt" fo:font-weight="bold" style:font-size-asian="96pt" style:font-weight-asian="bold" style:font-size-complex="96pt" style:font-weight-complex="bold"/>
    </style:style>
    <style:style style:name="T4" style:family="text">
      <style:text-properties fo:color="#00cc00" fo:font-family="'Courier New'" style:font-family-generic="modern" style:font-pitch="fixed" fo:font-size="96pt" fo:font-weight="bold" style:font-size-asian="96pt" style:font-weight-asian="bold" style:font-size-complex="96pt" style:font-weight-complex="bold"/>
    </style:style>
    <style:style style:name="T5" style:family="text">
      <style:text-properties fo:color="#0000cc" fo:font-family="'Courier New'" style:font-family-generic="modern" style:font-pitch="fixed" fo:font-size="96pt" fo:font-weight="bold" style:font-size-asian="96pt" style:font-weight-asian="bold" style:font-size-complex="96pt" style:font-weight-complex="bold"/>
    </style:style>
    <style:style style:name="T6" style:family="text">
      <style:text-properties fo:color="#9900ff" fo:font-family="'Courier New'" style:font-family-generic="modern" style:font-pitch="fixed" fo:font-size="96pt" fo:font-weight="bold" style:font-size-asian="96pt" style:font-weight-asian="bold" style:font-size-complex="96pt" style:font-weight-complex="bold"/>
    </style:style>
    <style:style style:name="T7" style:family="text">
      <style:text-properties fo:color="#b2b2b2" fo:font-family="'Courier New'" style:font-family-generic="modern" style:font-pitch="fixed" fo:font-size="80pt" fo:font-weight="bold" style:font-size-asian="80pt" style:font-weight-asian="bold" style:font-size-complex="80pt" style:font-weight-complex="bold"/>
    </style:style>
    <style:style style:name="T8" style:family="text">
      <style:text-properties fo:color="#c5000b" fo:font-family="'Courier New'" style:font-family-generic="modern" style:font-pitch="fixed" fo:font-size="96pt" fo:font-weight="bold" style:font-size-asian="96pt" style:font-weight-asian="bold" style:font-size-complex="96pt" style:font-weight-complex="bold"/>
    </style:style>
    <style:style style:name="T9" style:family="text">
      <style:text-properties fo:color="#b2b2b2" fo:font-family="'Courier New'" style:font-family-generic="modern" style:font-pitch="fixed" fo:font-size="96pt" fo:font-weight="bold" style:font-size-asian="96pt" style:font-weight-asian="bold" style:font-size-complex="96pt" style:font-weight-complex="bold"/>
    </style:style>
    <style:style style:name="T10" style:family="text">
      <style:text-properties fo:color="#b2b2b2" fo:font-family="'Courier New'" style:font-family-generic="modern" style:font-pitch="fixed" fo:font-size="76pt" fo:font-weight="bold" style:font-size-asian="76pt" style:font-weight-asian="bold" style:font-size-complex="76pt" style:font-weight-complex="bold"/>
    </style:style>
    <style:style style:name="T11" style:family="text">
      <style:text-properties fo:color="#b2b2b2" fo:font-family="'Courier New'" style:font-family-generic="modern" style:font-pitch="fixed" fo:font-size="44pt" fo:font-weight="bold" style:font-size-asian="44pt" style:font-weight-asian="bold" style:font-size-complex="44pt" style:font-weight-complex="bold"/>
    </style:style>
    <style:style style:name="T12" style:family="text">
      <style:text-properties fo:color="#ff9900" fo:font-family="Arial" style:font-family-generic="roman" style:font-pitch="variable" fo:font-size="80pt" fo:font-style="italic" fo:font-weight="bold" style:letter-kerning="true" style:font-family-asian="'Microsoft YaHei'" style:font-family-generic-asian="system" style:font-pitch-asian="variable" style:font-size-asian="80pt" style:font-style-asian="italic" style:font-weight-asian="bold" style:font-family-complex="Mangal" style:font-family-generic-complex="system" style:font-pitch-complex="variable" style:font-size-complex="80pt" style:font-style-complex="italic" style:font-weight-complex="bold"/>
    </style:style>
    <style:style style:name="T13" style:family="text">
      <style:text-properties fo:color="#6666ff" fo:font-family="'Adobe Gothic Std B'" style:font-family-generic="swiss" style:font-pitch="variable" fo:font-size="96pt" fo:text-shadow="1pt 1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custom-shape draw:style-name="gr1" draw:text-style-name="P1" draw:layer="layout" svg:width="6.4cm" svg:height="6.4cm" svg:x="3.2cm" svg:y="3.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2.2cm" svg:height="4.002cm" svg:x="5.4cm" svg:y="3.8cm">
          <draw:text-box>
            <text:p><text:span text:style-name="T1">γ</text:span></text:p>
          </draw:text-box>
        </draw:frame>
        <draw:line draw:style-name="gr3" draw:text-style-name="P1" draw:layer="layout" svg:x1="6.4cm" svg:y1="7.9cm" svg:x2="6.4cm" svg:y2="8.9cm">
          <text:p/>
        </draw:line>
        <draw:line draw:style-name="gr3" draw:text-style-name="P1" draw:layer="layout" svg:x1="7.9cm" svg:y1="6.4cm" svg:x2="8.9cm" svg:y2="6.4cm">
          <text:p/>
        </draw:line>
        <draw:line draw:style-name="gr3" draw:text-style-name="P1" draw:layer="layout" svg:x1="7.492cm" svg:y1="5.307cm" svg:x2="8.199cm" svg:y2="4.6cm">
          <text:p/>
        </draw:line>
        <draw:line draw:style-name="gr3" draw:text-style-name="P1" draw:layer="layout" svg:x1="4.7cm" svg:y1="4.592cm" svg:x2="5.407cm" svg:y2="5.299cm">
          <text:p/>
        </draw:line>
        <draw:line draw:style-name="gr3" draw:text-style-name="P1" draw:layer="layout" svg:x1="7.5cm" svg:y1="7.492cm" svg:x2="8.207cm" svg:y2="8.199cm">
          <text:p/>
        </draw:line>
        <draw:line draw:style-name="gr3" draw:text-style-name="P1" draw:layer="layout" svg:x1="3.9cm" svg:y1="6.4cm" svg:x2="4.9cm" svg:y2="6.4cm">
          <text:p/>
        </draw:line>
        <draw:line draw:style-name="gr3" draw:text-style-name="P1" draw:layer="layout" svg:x1="6.4cm" svg:y1="3.9cm" svg:x2="6.4cm" svg:y2="4.9cm">
          <text:p/>
        </draw:line>
        <draw:line draw:style-name="gr3" draw:text-style-name="P1" draw:layer="layout" svg:x1="4.6cm" svg:y1="8.207cm" svg:x2="5.307cm" svg:y2="7.5cm">
          <text:p/>
        </draw:line>
        <draw:custom-shape draw:style-name="gr4" draw:text-style-name="P1" draw:layer="layout" svg:width="3.5cm" svg:height="3.5cm" svg:x="13.5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5.397cm" svg:height="5.397cm" svg:x="2.203cm" svg:y="10.4cm">
          <draw:image xlink:href="Pictures/10000000000000CC000000CCC7DC2A44.png" xlink:type="simple" xlink:show="embed" xlink:actuate="onLoad">
            <text:p/>
          </draw:image>
        </draw:frame>
        <draw:path draw:style-name="gr6" draw:text-style-name="P1" draw:layer="layout" svg:width="2.599cm" svg:height="1.599cm" svg:x="10.6cm" svg:y="15.6cm" svg:viewBox="0 0 2600 1600" svg:d="m0 1600c591-1600 1300-1600 1300-1600h1300">
          <text:p/>
        </draw:path>
        <draw:line draw:style-name="gr6" draw:text-style-name="P1" draw:layer="layout" svg:x1="10cm" svg:y1="18cm" svg:x2="10cm" svg:y2="15cm">
          <text:p/>
        </draw:line>
        <draw:line draw:style-name="gr6" draw:text-style-name="P1" draw:layer="layout" svg:x1="9.8cm" svg:y1="17.8cm" svg:x2="13.4cm" svg:y2="17.8cm">
          <text:p/>
        </draw:line>
        <draw:line draw:style-name="gr7" draw:text-style-name="P1" draw:layer="layout" svg:x1="16.1cm" svg:y1="19.6cm" svg:x2="16.1cm" svg:y2="16.6cm">
          <text:p/>
        </draw:line>
        <draw:custom-shape draw:style-name="gr8" draw:text-style-name="P1" draw:layer="layout" svg:width="1.4cm" svg:height="0.8cm" svg:x="15.4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7.3cm" svg:y1="19.6cm" svg:x2="17.3cm" svg:y2="16.6cm">
          <text:p/>
        </draw:line>
        <draw:custom-shape draw:style-name="gr8" draw:text-style-name="P1" draw:layer="layout" svg:width="1.4cm" svg:height="0.8cm" svg:x="16.6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8.6cm" svg:y1="19.6cm" svg:x2="18.6cm" svg:y2="16.6cm">
          <text:p/>
        </draw:line>
        <draw:custom-shape draw:style-name="gr8" draw:text-style-name="P1" draw:layer="layout" svg:width="1.4cm" svg:height="0.8cm" svg:x="17.9cm" svg:y="1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cm" svg:height="0.8cm" svg:x="19.9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cm" svg:height="0.8cm" svg:x="21.6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cm" svg:height="0.8cm" svg:x="20.3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cm" svg:height="0.8cm" svg:x="21.4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3" draw:layer="layout" svg:width="4.8cm" svg:height="4.086cm" svg:x="9.8cm" svg:y="10.2cm">
          <draw:text-box>
            <text:p><text:span text:style-name="T2">V</text:span></text:p>
          </draw:text-box>
        </draw:frame>
        <draw:custom-shape draw:style-name="gr11" draw:text-style-name="P1" draw:layer="layout" svg:width="3.326cm" svg:height="3.326cm" svg:x="9.374cm" svg:y="10.4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4" draw:layer="layout" svg:width="4.8cm" svg:height="4.086cm" svg:x="14cm" svg:y="10.2cm">
          <draw:text-box>
            <text:p><text:span text:style-name="T3">X</text:span></text:p>
          </draw:text-box>
        </draw:frame>
        <draw:frame draw:style-name="gr10" draw:text-style-name="P5" draw:layer="layout" svg:width="4.8cm" svg:height="4.086cm" svg:x="18.6cm" svg:y="10.2cm">
          <draw:text-box>
            <text:p><text:span text:style-name="T4">Y</text:span></text:p>
          </draw:text-box>
        </draw:frame>
        <draw:frame draw:style-name="gr10" draw:text-style-name="P6" draw:layer="layout" svg:width="4.8cm" svg:height="4.086cm" svg:x="23.2cm" svg:y="10.2cm">
          <draw:text-box>
            <text:p><text:span text:style-name="T5">Z</text:span></text:p>
          </draw:text-box>
        </draw:frame>
        <draw:custom-shape draw:style-name="gr12" draw:text-style-name="P1" draw:layer="layout" svg:width="3.5cm" svg:height="3.5cm" svg:x="18.1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3.5cm" svg:height="3.5cm" svg:x="22.7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3.326cm" svg:height="3.326cm" svg:x="12.474cm" svg:y="4.0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7" draw:layer="layout" svg:width="4.8cm" svg:height="4.086cm" svg:x="12.9cm" svg:y="3.8cm">
          <draw:text-box>
            <text:p><text:span text:style-name="T6">W</text:span></text:p>
          </draw:text-box>
        </draw:frame>
        <draw:path draw:style-name="gr15" draw:text-style-name="P1" draw:layer="layout" svg:width="3.099cm" svg:height="1.827cm" svg:x="3.3cm" svg:y="16.772cm" svg:viewBox="0 0 3100 1828" svg:d="m0 1728c100-500 300-1100 700-900s200 400 600 600 400-1214 1000-1414 800 1814 800 1814">
          <text:p/>
        </draw:path>
        <draw:line draw:style-name="gr15" draw:text-style-name="P1" draw:layer="layout" svg:x1="3cm" svg:y1="19.2cm" svg:x2="6.6cm" svg:y2="19.2cm">
          <text:p/>
        </draw:line>
        <draw:custom-shape draw:style-name="gr16" draw:text-style-name="P1" draw:layer="layout" svg:width="2.2cm" svg:height="2.1cm" svg:x="4.3cm" svg:y="18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8" draw:layer="layout" svg:width="4.8cm" svg:height="3.448cm" svg:x="4.3cm" svg:y="17.553cm">
          <draw:text-box>
            <text:p><text:span text:style-name="T7">L</text:span></text:p>
          </draw:text-box>
        </draw:frame>
        <draw:custom-shape draw:style-name="gr11" draw:text-style-name="P1" draw:layer="layout" svg:width="3.326cm" svg:height="3.326cm" svg:x="19.474cm" svg:y="5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3.326cm" svg:height="3.326cm" svg:x="19.6cm" svg:y="0.7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9" draw:layer="layout" svg:width="4.8cm" svg:height="4.086cm" svg:x="20.026cm" svg:y="0.514cm">
          <draw:text-box>
            <text:p><text:span text:style-name="T8">C</text:span></text:p>
          </draw:text-box>
        </draw:frame>
        <presentation:notes draw:style-name="dp2">
          <draw:page-thumbnail draw:style-name="gr18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custom-shape draw:style-name="gr19" draw:text-style-name="P1" draw:layer="layout" svg:width="4.826cm" svg:height="4.826cm" svg:x="4.502cm" svg:y="12.9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4.42cm" svg:height="3.159cm" draw:transform="rotate (0.905127750084088) translate (4.986cm 15.5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2.916cm" svg:height="1.62cm" draw:transform="rotate (0.495848040491495) translate (4.056cm 16.8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0" draw:layer="layout" svg:width="4.8cm" svg:height="4.086cm" svg:x="10cm" svg:y="7.199cm">
          <draw:text-box>
            <text:p><text:span text:style-name="T9">V</text:span></text:p>
          </draw:text-box>
        </draw:frame>
        <draw:custom-shape draw:style-name="gr21" draw:text-style-name="P1" draw:layer="layout" svg:width="3.326cm" svg:height="3.326cm" svg:x="9.574cm" svg:y="7.4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1" draw:layer="layout" svg:width="4.8cm" svg:height="3.286cm" svg:x="14.8cm" svg:y="6.999cm">
          <draw:text-box>
            <text:p><text:span text:style-name="T10">V</text:span></text:p>
          </draw:text-box>
        </draw:frame>
        <draw:custom-shape draw:style-name="gr21" draw:text-style-name="P1" draw:layer="layout" svg:width="3.326cm" svg:height="3.326cm" svg:x="14.174cm" svg:y="7.4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12" draw:layer="layout" svg:width="7cm" svg:height="2.012cm" svg:x="14.2cm" svg:y="8.788cm">
          <draw:text-box>
            <text:p><text:span text:style-name="T11">log</text:span></text:p>
          </draw:text-box>
        </draw:frame>
        <draw:frame draw:style-name="gr10" draw:text-style-name="P10" draw:layer="layout" svg:width="4.8cm" svg:height="4.086cm" svg:x="19.2cm" svg:y="7.199cm">
          <draw:text-box>
            <text:p><text:span text:style-name="T9">P</text:span></text:p>
          </draw:text-box>
        </draw:frame>
        <draw:custom-shape draw:style-name="gr21" draw:text-style-name="P1" draw:layer="layout" svg:width="3.326cm" svg:height="3.326cm" svg:x="18.774cm" svg:y="7.4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0" draw:layer="layout" svg:width="4.8cm" svg:height="4.086cm" svg:x="5.3cm" svg:y="7.199cm">
          <draw:text-box>
            <text:p><text:span text:style-name="T9">?</text:span></text:p>
          </draw:text-box>
        </draw:frame>
        <draw:custom-shape draw:style-name="gr21" draw:text-style-name="P1" draw:layer="layout" svg:width="3.326cm" svg:height="3.326cm" svg:x="4.874cm" svg:y="7.4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1.401cm" svg:height="0.797cm" draw:transform="rotate (0.495848040491495) translate (4.768cm 16.96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2.859cm" svg:height="1.792cm" draw:transform="rotate (0.796568270610062) translate (5.881cm 15.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1.457cm" svg:height="0.798cm" draw:transform="rotate (0.760090889243387) translate (6.544cm 15.4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8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line draw:style-name="gr25" draw:text-style-name="P1" draw:layer="layout" svg:x1="6.8cm" svg:y1="5.276cm" svg:x2="12.1cm" svg:y2="5.276cm">
          <text:p/>
        </draw:line>
        <draw:custom-shape draw:style-name="gr11" draw:text-style-name="P1" draw:layer="layout" svg:width="5.3cm" svg:height="5.3cm" svg:x="6.8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1" draw:layer="layout" svg:x1="6.8cm" svg:y1="6.601cm" svg:x2="12.1cm" svg:y2="6.601cm">
          <text:p/>
        </draw:line>
        <draw:line draw:style-name="gr25" draw:text-style-name="P1" draw:layer="layout" svg:x1="6.8cm" svg:y1="7.877cm" svg:x2="12.1cm" svg:y2="7.877cm">
          <text:p/>
        </draw:line>
        <draw:line draw:style-name="gr25" draw:text-style-name="P1" draw:layer="layout" svg:x1="9.392cm" svg:y1="4cm" svg:x2="9.392cm" svg:y2="9.3cm">
          <text:p/>
        </draw:line>
        <draw:line draw:style-name="gr25" draw:text-style-name="P1" draw:layer="layout" svg:x1="10.668cm" svg:y1="4cm" svg:x2="10.668cm" svg:y2="9.3cm">
          <text:p/>
        </draw:line>
        <draw:line draw:style-name="gr25" draw:text-style-name="P1" draw:layer="layout" svg:x1="8.116cm" svg:y1="4cm" svg:x2="8.116cm" svg:y2="9.3cm">
          <text:p/>
        </draw:line>
        <draw:custom-shape draw:style-name="gr26" draw:text-style-name="P1" draw:layer="layout" svg:width="4.2cm" svg:height="2.592cm" draw:transform="rotate (1.5707963267946) translate (16.8cm 9.4cm)">
          <text:p/>
          <draw:enhanced-geometry svg:viewBox="0 0 21600 21600" draw:glue-points="?f6 0 10800 ?f8 ?f11 10800 ?f9 21600 10800 ?f10 ?f5 10800" draw:text-areas="?f3 ?f3 ?f4 ?f4" draw:type="parallelogram" draw:modifiers="7203.4277552963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6" draw:text-style-name="P1" draw:layer="layout" svg:width="4.2cm" svg:height="2.592cm" draw:transform="rotate (1.5707963267946) translate (19.4cm 9.4cm)">
          <text:p/>
          <draw:enhanced-geometry svg:viewBox="0 0 21600 21600" draw:mirror-horizontal="true" draw:glue-points="?f6 0 10800 ?f8 ?f11 10800 ?f9 21600 10800 ?f10 ?f5 10800" draw:text-areas="?f3 ?f3 ?f4 ?f4" draw:type="parallelogram" draw:modifiers="7203.4277552963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7" draw:text-style-name="P1" draw:layer="layout" svg:width="5.192cm" svg:height="2.7cm" svg:x="16.8cm" svg:y="3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5" draw:text-style-name="P1" draw:layer="layout" svg:x1="18.092cm" svg:y1="5.9cm" svg:x2="18.092cm" svg:y2="8.6cm">
          <text:p/>
        </draw:line>
        <draw:line draw:style-name="gr25" draw:text-style-name="P1" draw:layer="layout" svg:x1="20.748cm" svg:y1="5.9cm" svg:x2="20.748cm" svg:y2="8.6cm">
          <text:p/>
        </draw:line>
        <draw:line draw:style-name="gr25" draw:text-style-name="P1" draw:layer="layout" svg:x1="20.748cm" svg:y1="4.4cm" svg:x2="18.092cm" svg:y2="5.8cm">
          <text:p/>
        </draw:line>
        <draw:line draw:style-name="gr25" draw:text-style-name="P1" draw:layer="layout" svg:x1="21.948cm" svg:y1="6.6cm" svg:x2="19.292cm" svg:y2="8cm">
          <text:p/>
        </draw:line>
        <draw:line draw:style-name="gr25" draw:text-style-name="P1" draw:layer="layout" svg:x1="16.792cm" svg:y1="6.6cm" svg:x2="19.448cm" svg:y2="8cm">
          <text:p/>
        </draw:line>
        <draw:line draw:style-name="gr25" draw:text-style-name="P1" draw:layer="layout" svg:x1="18.092cm" svg:y1="4.5cm" svg:x2="20.748cm" svg:y2="5.9cm">
          <text:p/>
        </draw:line>
        <draw:line draw:style-name="gr25" draw:text-style-name="P1" draw:layer="layout" svg:x1="6.8cm" svg:y1="12.876cm" svg:x2="12.1cm" svg:y2="12.876cm">
          <text:p/>
        </draw:line>
        <draw:custom-shape draw:style-name="gr11" draw:text-style-name="P1" draw:layer="layout" svg:width="5.3cm" svg:height="5.3cm" svg:x="6.8cm" svg:y="1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1" draw:layer="layout" svg:x1="6.8cm" svg:y1="14.201cm" svg:x2="12.1cm" svg:y2="14.201cm">
          <text:p/>
        </draw:line>
        <draw:line draw:style-name="gr25" draw:text-style-name="P1" draw:layer="layout" svg:x1="6.8cm" svg:y1="15.477cm" svg:x2="12.1cm" svg:y2="15.477cm">
          <text:p/>
        </draw:line>
        <draw:line draw:style-name="gr25" draw:text-style-name="P1" draw:layer="layout" svg:x1="9.392cm" svg:y1="11.6cm" svg:x2="9.392cm" svg:y2="16.9cm">
          <text:p/>
        </draw:line>
        <draw:line draw:style-name="gr25" draw:text-style-name="P1" draw:layer="layout" svg:x1="10.668cm" svg:y1="11.6cm" svg:x2="10.668cm" svg:y2="16.9cm">
          <text:p/>
        </draw:line>
        <draw:line draw:style-name="gr25" draw:text-style-name="P1" draw:layer="layout" svg:x1="8.116cm" svg:y1="11.6cm" svg:x2="8.116cm" svg:y2="16.9cm">
          <text:p/>
        </draw:line>
        <draw:line draw:style-name="gr25" draw:text-style-name="P1" draw:layer="layout" svg:x1="6.8cm" svg:y1="5.276cm" svg:x2="12.1cm" svg:y2="5.276cm">
          <text:p/>
        </draw:line>
        <draw:custom-shape draw:style-name="gr11" draw:text-style-name="P1" draw:layer="layout" svg:width="5.3cm" svg:height="5.3cm" svg:x="6.8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1" draw:layer="layout" svg:x1="6.8cm" svg:y1="6.601cm" svg:x2="12.1cm" svg:y2="6.601cm">
          <text:p/>
        </draw:line>
        <draw:line draw:style-name="gr25" draw:text-style-name="P1" draw:layer="layout" svg:x1="6.8cm" svg:y1="7.877cm" svg:x2="12.1cm" svg:y2="7.877cm">
          <text:p/>
        </draw:line>
        <draw:line draw:style-name="gr25" draw:text-style-name="P1" draw:layer="layout" svg:x1="9.392cm" svg:y1="4cm" svg:x2="9.392cm" svg:y2="9.3cm">
          <text:p/>
        </draw:line>
        <draw:line draw:style-name="gr25" draw:text-style-name="P1" draw:layer="layout" svg:x1="10.668cm" svg:y1="4cm" svg:x2="10.668cm" svg:y2="9.3cm">
          <text:p/>
        </draw:line>
        <draw:line draw:style-name="gr25" draw:text-style-name="P1" draw:layer="layout" svg:x1="8.116cm" svg:y1="4cm" svg:x2="8.116cm" svg:y2="9.3cm">
          <text:p/>
        </draw:line>
        <draw:custom-shape draw:style-name="gr26" draw:text-style-name="P1" draw:layer="layout" svg:width="4.2cm" svg:height="2.592cm" draw:transform="rotate (1.5707963267946) translate (16.8cm 17.1cm)">
          <text:p/>
          <draw:enhanced-geometry svg:viewBox="0 0 21600 21600" draw:glue-points="?f6 0 10800 ?f8 ?f11 10800 ?f9 21600 10800 ?f10 ?f5 10800" draw:text-areas="?f3 ?f3 ?f4 ?f4" draw:type="parallelogram" draw:modifiers="7203.4277552963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6" draw:text-style-name="P1" draw:layer="layout" svg:width="4.2cm" svg:height="2.592cm" draw:transform="rotate (1.5707963267946) translate (19.4cm 17.1cm)">
          <text:p/>
          <draw:enhanced-geometry svg:viewBox="0 0 21600 21600" draw:mirror-horizontal="true" draw:glue-points="?f6 0 10800 ?f8 ?f11 10800 ?f9 21600 10800 ?f10 ?f5 10800" draw:text-areas="?f3 ?f3 ?f4 ?f4" draw:type="parallelogram" draw:modifiers="7203.4277552963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7" draw:text-style-name="P1" draw:layer="layout" svg:width="5.192cm" svg:height="2.7cm" svg:x="16.8cm" svg:y="11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5" draw:text-style-name="P1" draw:layer="layout" svg:x1="18.092cm" svg:y1="13.6cm" svg:x2="18.092cm" svg:y2="16.3cm">
          <text:p/>
        </draw:line>
        <draw:line draw:style-name="gr25" draw:text-style-name="P1" draw:layer="layout" svg:x1="20.748cm" svg:y1="13.6cm" svg:x2="20.748cm" svg:y2="16.3cm">
          <text:p/>
        </draw:line>
        <draw:line draw:style-name="gr25" draw:text-style-name="P1" draw:layer="layout" svg:x1="20.748cm" svg:y1="12.1cm" svg:x2="18.092cm" svg:y2="13.5cm">
          <text:p/>
        </draw:line>
        <draw:line draw:style-name="gr25" draw:text-style-name="P1" draw:layer="layout" svg:x1="21.948cm" svg:y1="14.3cm" svg:x2="19.292cm" svg:y2="15.7cm">
          <text:p/>
        </draw:line>
        <draw:line draw:style-name="gr25" draw:text-style-name="P1" draw:layer="layout" svg:x1="16.792cm" svg:y1="14.3cm" svg:x2="19.448cm" svg:y2="15.7cm">
          <text:p/>
        </draw:line>
        <draw:line draw:style-name="gr25" draw:text-style-name="P1" draw:layer="layout" svg:x1="18.092cm" svg:y1="12.2cm" svg:x2="20.748cm" svg:y2="13.6cm">
          <text:p/>
        </draw:line>
        <draw:custom-shape draw:style-name="gr28" draw:text-style-name="P13" draw:layer="layout" svg:width="2.9cm" svg:height="2.9cm" svg:x="19.1cm" svg:y="14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3" draw:layer="layout" svg:width="2.9cm" svg:height="2.9cm" svg:x="9.2cm" svg:y="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3" draw:layer="layout" svg:width="2.9cm" svg:height="2.9cm" svg:x="9.166cm" svg:y="13.858cm">
          <text:p text:style-name="P1"><text:span text:style-name="T12">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3" draw:layer="layout" svg:width="2.9cm" svg:height="2.9cm" svg:x="19.066cm" svg:y="13.958cm">
          <text:p text:style-name="P1"><text:span text:style-name="T12">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8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line draw:style-name="gr32" draw:text-style-name="P1" draw:layer="layout" svg:x1="7.2cm" svg:y1="10.6cm" svg:x2="7.2cm" svg:y2="7.6cm">
          <text:p/>
        </draw:line>
        <draw:line draw:style-name="gr32" draw:text-style-name="P1" draw:layer="layout" svg:x1="5.7cm" svg:y1="9.1cm" svg:x2="8.7cm" svg:y2="9.1cm">
          <text:p/>
        </draw:line>
        <draw:line draw:style-name="gr33" draw:text-style-name="P1" draw:layer="layout" svg:x1="7cm" svg:y1="13.4cm" svg:x2="10cm" svg:y2="13.4cm">
          <text:p/>
        </draw:line>
        <draw:custom-shape draw:style-name="gr34" draw:text-style-name="P1" draw:layer="layout" svg:width="6.4cm" svg:height="4.6cm" svg:x="12.4cm" svg:y="7.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2.4cm" svg:height="2.4cm" svg:x="13.6cm" svg:y="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" draw:layer="layout" svg:width="1.6cm" svg:height="1cm" svg:x="16.5cm" svg:y="8.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8cm" svg:height="0.8cm" svg:x="14.1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" draw:layer="layout" svg:width="0.6cm" svg:height="0.6cm" svg:x="14.9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8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draw:style-name="gr39" draw:text-style-name="P14" draw:layer="layout" svg:width="4.27cm" svg:height="4.036cm" svg:x="3.62cm" svg:y="2.29cm">
          <draw:text-box>
            <text:p><text:span text:style-name="T13">80</text:span></text:p>
          </draw:text-box>
        </draw:frame>
        <draw:frame draw:style-name="gr39" draw:text-style-name="P14" draw:layer="layout" svg:width="6.154cm" svg:height="4.036cm" svg:x="8.5cm" svg:y="5.79cm">
          <draw:text-box>
            <text:p><text:span text:style-name="T13">150</text:span></text:p>
          </draw:text-box>
        </draw:frame>
        <draw:frame draw:style-name="gr39" draw:text-style-name="P14" draw:layer="layout" svg:width="6.154cm" svg:height="4.036cm" svg:x="16.281cm" svg:y="9.09cm">
          <draw:text-box>
            <text:p><text:span text:style-name="T13">300</text:span></text:p>
          </draw:text-box>
        </draw:frame>
        <draw:frame draw:style-name="gr39" draw:text-style-name="P14" draw:layer="layout" svg:width="6.154cm" svg:height="4.036cm" svg:x="2.081cm" svg:y="12.49cm">
          <draw:text-box>
            <text:p><text:span text:style-name="T13">600</text:span></text:p>
          </draw:text-box>
        </draw:frame>
        <draw:frame draw:style-name="gr2" draw:text-style-name="P2" draw:layer="layout" svg:width="5cm" svg:height="4.002cm" svg:x="21.8cm" svg:y="1.2cm">
          <draw:text-box>
            <text:p><text:span text:style-name="T1">γ</text:span></text:p>
          </draw:text-box>
        </draw:frame>
        <draw:line draw:style-name="gr3" draw:text-style-name="P1" draw:layer="layout" svg:x1="23.574cm" svg:y1="2.332cm" svg:x2="22cm" svg:y2="2.332cm">
          <text:p/>
        </draw:line>
        <presentation:notes draw:style-name="dp2">
          <draw:page-thumbnail draw:style-name="gr18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custom-shape draw:style-name="gr40" draw:text-style-name="P1" draw:layer="layout" svg:width="6.4cm" svg:height="6.4cm" svg:x="9.4cm" svg:y="6.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2.6cm" svg:height="2.6cm" svg:x="11.8cm" svg:y="8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2" draw:text-style-name="P1" draw:layer="layout" svg:x1="10.8cm" svg:y1="7.6cm" svg:x2="10.8cm" svg:y2="12.4cm">
          <text:p/>
        </draw:line>
        <draw:line draw:style-name="gr42" draw:text-style-name="P1" draw:layer="layout" svg:x1="10.2cm" svg:y1="11.6cm" svg:x2="14.8cm" svg:y2="11.6cm">
          <text:p/>
        </draw:line>
        <presentation:notes draw:style-name="dp2">
          <draw:page-thumbnail draw:style-name="gr18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custom-shape draw:style-name="gr34" draw:text-style-name="P1" draw:layer="layout" svg:width="6.4cm" svg:height="6.4cm" svg:x="11.1cm" svg:y="6.8cm">
          <text:p/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43" draw:text-style-name="P1" draw:layer="layout" svg:width="3.8cm" svg:height="2.8cm" svg:x="12.4cm" svg:y="10.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1.6cm" svg:height="2.8cm" svg:x="14.6cm" svg:y="6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8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custom-shape draw:style-name="gr35" draw:text-style-name="P1" draw:layer="layout" svg:width="5.7cm" svg:height="6.3cm" draw:transform="rotate (-1.57079632679579) translate (8.4cm 5.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ath draw:style-name="gr6" draw:text-style-name="P1" draw:layer="layout" svg:width="2.599cm" svg:height="1.599cm" svg:x="16cm" svg:y="6.6cm" svg:viewBox="0 0 2600 1600" svg:d="m0 1600c591-1600 1300-1600 1300-1600h1300">
          <text:p/>
        </draw:path>
        <draw:line draw:style-name="gr6" draw:text-style-name="P1" draw:layer="layout" svg:x1="15.4cm" svg:y1="9cm" svg:x2="15.4cm" svg:y2="6cm">
          <text:p/>
        </draw:line>
        <draw:line draw:style-name="gr6" draw:text-style-name="P1" draw:layer="layout" svg:x1="15.2cm" svg:y1="8.8cm" svg:x2="18.8cm" svg:y2="8.8cm">
          <text:p/>
        </draw:line>
        <draw:custom-shape draw:style-name="gr9" draw:text-style-name="P1" draw:layer="layout" svg:width="0.8cm" svg:height="0.8cm" svg:x="16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cm" svg:height="0.8cm" svg:x="16.7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cm" svg:height="0.8cm" svg:x="18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2.599cm" svg:height="1.599cm" svg:x="16cm" svg:y="10.8cm" svg:viewBox="0 0 2600 1600" svg:d="m0 1600c591-1600 1300-1600 1300-1600h1300">
          <text:p/>
        </draw:path>
        <draw:line draw:style-name="gr6" draw:text-style-name="P1" draw:layer="layout" svg:x1="15.4cm" svg:y1="13.2cm" svg:x2="15.4cm" svg:y2="10.2cm">
          <text:p/>
        </draw:line>
        <draw:line draw:style-name="gr6" draw:text-style-name="P1" draw:layer="layout" svg:x1="15.2cm" svg:y1="13cm" svg:x2="18.8cm" svg:y2="13cm">
          <text:p/>
        </draw:line>
        <draw:line draw:style-name="gr6" draw:text-style-name="P1" draw:layer="layout" svg:x1="15.4cm" svg:y1="17cm" svg:x2="15.4cm" svg:y2="14cm">
          <text:p/>
        </draw:line>
        <draw:line draw:style-name="gr6" draw:text-style-name="P1" draw:layer="layout" svg:x1="15.2cm" svg:y1="16.8cm" svg:x2="18.8cm" svg:y2="16.8cm">
          <text:p/>
        </draw:line>
        <draw:custom-shape draw:style-name="gr9" draw:text-style-name="P1" draw:layer="layout" svg:width="0.8cm" svg:height="0.8cm" svg:x="16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cm" svg:height="0.8cm" svg:x="16.7cm" svg:y="1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cm" svg:height="0.8cm" svg:x="18cm" svg:y="1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4" draw:text-style-name="P1" draw:layer="layout" svg:x1="5.4cm" svg:y1="17cm" svg:x2="5.4cm" svg:y2="14cm">
          <text:p/>
        </draw:line>
        <draw:line draw:style-name="gr44" draw:text-style-name="P1" draw:layer="layout" svg:x1="5.2cm" svg:y1="16.8cm" svg:x2="8.8cm" svg:y2="16.8cm">
          <text:p/>
        </draw:line>
        <draw:custom-shape draw:style-name="gr45" draw:text-style-name="P1" draw:layer="layout" svg:width="0.8cm" svg:height="0.8cm" svg:x="5.9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" draw:layer="layout" svg:width="0.8cm" svg:height="0.8cm" svg:x="7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" draw:layer="layout" svg:width="0.8cm" svg:height="0.8cm" svg:x="7.7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8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custom-shape draw:style-name="gr46" draw:text-style-name="P1" draw:layer="layout" svg:width="8.4cm" svg:height="8.4cm" svg:x="1.4cm" svg:y="9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5" draw:layer="layout" svg:width="3.266cm" svg:height="2.8cm" svg:x="4.4cm" svg:y="2.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8" draw:text-style-name="P15" draw:layer="layout" svg:width="2.9cm" svg:height="2.9cm" svg:x="5.5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5" draw:layer="layout" svg:width="2.9cm" svg:height="2.9cm" svg:x="6.6cm" svg:y="2.4cm">
          <text:p/>
          <draw:enhanced-geometry svg:viewBox="0 0 21600 21600" draw:type="rectangle" draw:enhanced-path="M 0 0 L 21600 0 21600 21600 0 21600 0 0 Z N"/>
        </draw:custom-shape>
        <draw:g>
          <draw:custom-shape draw:style-name="gr50" draw:text-style-name="P1" draw:layer="layout" svg:width="3.851cm" svg:height="6cm" svg:x="5.587cm" svg:y="10.2cm">
            <text:p/>
            <draw:enhanced-geometry svg:viewBox="0 0 21600 21600" draw:mirror-horizontal="true" draw:mirror-vertical="false" draw:glue-points="21600 0 0 10800 21600 21600 ?f0 10800" draw:text-areas="?f1 ?f10 21600 ?f11" draw:type="moon" draw:modifiers="3885.8411993337" draw:enhanced-path="M 21600 0 C ?f3 ?f4 ?f0 5080 ?f0 10800 ?f0 16520 ?f3 ?f5 21600 21600 9740 21600 0 16730 0 10800 0 4870 9740 0 21600 0 Z N">
              <draw:equation draw:name="f0" draw:formula="$0 "/>
              <draw:equation draw:name="f1" draw:formula="21600-$0 "/>
              <draw:equation draw:name="f2" draw:formula="?f1 /2"/>
              <draw:equation draw:name="f3" draw:formula="?f2 +$0 "/>
              <draw:equation draw:name="f4" draw:formula="$0 *1794/10000"/>
              <draw:equation draw:name="f5" draw:formula="21600-?f4 "/>
              <draw:equation draw:name="f6" draw:formula="21600*21600"/>
              <draw:equation draw:name="f7" draw:formula="7500*7500"/>
              <draw:equation draw:name="f8" draw:formula="21600-$0"/>
              <draw:equation draw:name="f9" draw:formula="sqrt(?f7*(1-(?f8*?f8/?f6)))"/>
              <draw:equation draw:name="f10" draw:formula="10800-?f9"/>
              <draw:equation draw:name="f11" draw:formula="10800+?f9"/>
              <draw:handle draw:handle-position="$0 10800" draw:handle-range-x-minimum="0" draw:handle-range-x-maximum="18900"/>
            </draw:enhanced-geometry>
          </draw:custom-shape>
          <draw:custom-shape draw:style-name="gr50" draw:text-style-name="P1" draw:layer="layout" svg:width="2.167cm" svg:height="6cm" svg:x="5.587cm" svg:y="10.2cm">
            <text:p/>
            <draw:enhanced-geometry svg:viewBox="0 0 21600 21600" draw:mirror-horizontal="true" draw:mirror-vertical="false" draw:glue-points="21600 0 0 10800 21600 21600 ?f0 10800" draw:text-areas="?f1 ?f10 21600 ?f11" draw:type="moon" draw:modifiers="6284.50860632982" draw:enhanced-path="M 21600 0 C ?f3 ?f4 ?f0 5080 ?f0 10800 ?f0 16520 ?f3 ?f5 21600 21600 9740 21600 0 16730 0 10800 0 4870 9740 0 21600 0 Z N">
              <draw:equation draw:name="f0" draw:formula="$0 "/>
              <draw:equation draw:name="f1" draw:formula="21600-$0 "/>
              <draw:equation draw:name="f2" draw:formula="?f1 /2"/>
              <draw:equation draw:name="f3" draw:formula="?f2 +$0 "/>
              <draw:equation draw:name="f4" draw:formula="$0 *1794/10000"/>
              <draw:equation draw:name="f5" draw:formula="21600-?f4 "/>
              <draw:equation draw:name="f6" draw:formula="21600*21600"/>
              <draw:equation draw:name="f7" draw:formula="7500*7500"/>
              <draw:equation draw:name="f8" draw:formula="21600-$0"/>
              <draw:equation draw:name="f9" draw:formula="sqrt(?f7*(1-(?f8*?f8/?f6)))"/>
              <draw:equation draw:name="f10" draw:formula="10800-?f9"/>
              <draw:equation draw:name="f11" draw:formula="10800+?f9"/>
              <draw:handle draw:handle-position="$0 10800" draw:handle-range-x-minimum="0" draw:handle-range-x-maximum="18900"/>
            </draw:enhanced-geometry>
          </draw:custom-shape>
          <draw:custom-shape draw:style-name="gr50" draw:text-style-name="P1" draw:layer="layout" svg:width="2.167cm" svg:height="6cm" svg:x="3.549cm" svg:y="10.2cm">
            <text:p/>
            <draw:enhanced-geometry svg:viewBox="0 0 21600 21600" draw:mirror-horizontal="false" draw:mirror-vertical="false" draw:glue-points="21600 0 0 10800 21600 21600 ?f0 10800" draw:text-areas="?f1 ?f10 21600 ?f11" draw:type="moon" draw:modifiers="6284.50860632982" draw:enhanced-path="M 21600 0 C ?f3 ?f4 ?f0 5080 ?f0 10800 ?f0 16520 ?f3 ?f5 21600 21600 9740 21600 0 16730 0 10800 0 4870 9740 0 21600 0 Z N">
              <draw:equation draw:name="f0" draw:formula="$0 "/>
              <draw:equation draw:name="f1" draw:formula="21600-$0 "/>
              <draw:equation draw:name="f2" draw:formula="?f1 /2"/>
              <draw:equation draw:name="f3" draw:formula="?f2 +$0 "/>
              <draw:equation draw:name="f4" draw:formula="$0 *1794/10000"/>
              <draw:equation draw:name="f5" draw:formula="21600-?f4 "/>
              <draw:equation draw:name="f6" draw:formula="21600*21600"/>
              <draw:equation draw:name="f7" draw:formula="7500*7500"/>
              <draw:equation draw:name="f8" draw:formula="21600-$0"/>
              <draw:equation draw:name="f9" draw:formula="sqrt(?f7*(1-(?f8*?f8/?f6)))"/>
              <draw:equation draw:name="f10" draw:formula="10800-?f9"/>
              <draw:equation draw:name="f11" draw:formula="10800+?f9"/>
              <draw:handle draw:handle-position="$0 10800" draw:handle-range-x-minimum="0" draw:handle-range-x-maximum="18900"/>
            </draw:enhanced-geometry>
          </draw:custom-shape>
          <draw:custom-shape draw:style-name="gr50" draw:text-style-name="P1" draw:layer="layout" svg:width="3.851cm" svg:height="6cm" svg:x="1.865cm" svg:y="10.2cm">
            <text:p/>
            <draw:enhanced-geometry svg:viewBox="0 0 21600 21600" draw:mirror-horizontal="false" draw:mirror-vertical="false" draw:glue-points="21600 0 0 10800 21600 21600 ?f0 10800" draw:text-areas="?f1 ?f10 21600 ?f11" draw:type="moon" draw:modifiers="3885.8411993337" draw:enhanced-path="M 21600 0 C ?f3 ?f4 ?f0 5080 ?f0 10800 ?f0 16520 ?f3 ?f5 21600 21600 9740 21600 0 16730 0 10800 0 4870 9740 0 21600 0 Z N">
              <draw:equation draw:name="f0" draw:formula="$0 "/>
              <draw:equation draw:name="f1" draw:formula="21600-$0 "/>
              <draw:equation draw:name="f2" draw:formula="?f1 /2"/>
              <draw:equation draw:name="f3" draw:formula="?f2 +$0 "/>
              <draw:equation draw:name="f4" draw:formula="$0 *1794/10000"/>
              <draw:equation draw:name="f5" draw:formula="21600-?f4 "/>
              <draw:equation draw:name="f6" draw:formula="21600*21600"/>
              <draw:equation draw:name="f7" draw:formula="7500*7500"/>
              <draw:equation draw:name="f8" draw:formula="21600-$0"/>
              <draw:equation draw:name="f9" draw:formula="sqrt(?f7*(1-(?f8*?f8/?f6)))"/>
              <draw:equation draw:name="f10" draw:formula="10800-?f9"/>
              <draw:equation draw:name="f11" draw:formula="10800+?f9"/>
              <draw:handle draw:handle-position="$0 10800" draw:handle-range-x-minimum="0" draw:handle-range-x-maximum="18900"/>
            </draw:enhanced-geometry>
          </draw:custom-shape>
          <draw:custom-shape draw:style-name="gr24" draw:text-style-name="P1" draw:layer="layout" svg:width="0.483cm" svg:height="6cm" svg:x="5.474cm" svg:y="10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1" draw:layer="layout" svg:width="0.342cm" svg:height="7.338cm" draw:transform="rotate (-1.57079632679579) translate (9.324cm 13.02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1" draw:layer="layout" svg:width="0.343cm" svg:height="6.015cm" draw:transform="rotate (-1.57079632679579) translate (8.723cm 11.5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1" draw:layer="layout" svg:width="0.344cm" svg:height="6.015cm" draw:transform="rotate (-1.57079632679579) translate (8.723cm 14.3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18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g>
          <draw:custom-shape draw:style-name="gr46" draw:text-style-name="P1" draw:layer="layout" svg:width="8.4cm" svg:height="8.4cm" svg:x="1.295cm" svg:y="0.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1" draw:text-style-name="P1" draw:layer="layout" svg:width="6.098cm" svg:height="3.363cm" svg:x="2.389cm" svg:y="1.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52" draw:text-style-name="P1" draw:layer="layout" svg:width="6.146cm" svg:height="3.599cm" draw:transform="skewX (0.000349065850398829) rotate (2.0943951023928) translate (3.873cm 9.534cm)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52" draw:text-style-name="P1" draw:layer="layout" svg:width="6.147cm" svg:height="3.603cm" draw:transform="rotate (2.0943951023928) translate (6.964cm 9.534cm)">
              <text:p/>
              <draw:enhanced-geometry svg:viewBox="0 0 21600 21600" draw:mirror-horizontal="true" draw:glue-points="10800 0 0 10800 10800 21600 21600 10800" draw:text-areas="5400 5400 16200 16200" draw:type="diamond" draw:enhanced-path="M 10800 0 L 21600 10800 10800 21600 0 10800 10800 0 Z N"/>
            </draw:custom-shape>
          </draw:g>
        </draw:g>
        <draw:custom-shape draw:style-name="gr46" draw:text-style-name="P1" draw:layer="layout" svg:width="8.4cm" svg:height="8.4cm" svg:x="10.295cm" svg:y="0.8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" draw:layer="layout" svg:width="6.098cm" svg:height="3.363cm" svg:x="11.389cm" svg:y="1.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2" draw:text-style-name="P1" draw:layer="layout" svg:width="6.146cm" svg:height="3.599cm" draw:transform="skewX (0.000349065850398829) rotate (2.0943951023928) translate (12.873cm 9.534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1" draw:text-style-name="P1" draw:layer="layout" svg:width="6.147cm" svg:height="3.603cm" draw:transform="rotate (2.0943951023928) translate (15.964cm 9.534cm)">
          <text:p/>
          <draw:enhanced-geometry svg:viewBox="0 0 21600 21600" draw:mirror-horizontal="true" draw:glue-points="10800 0 0 10800 10800 21600 21600 10800" draw:text-areas="5400 5400 16200 16200" draw:type="diamond" draw:enhanced-path="M 10800 0 L 21600 10800 10800 21600 0 10800 10800 0 Z N"/>
        </draw:custom-shape>
        <draw:custom-shape draw:style-name="gr46" draw:text-style-name="P1" draw:layer="layout" svg:width="8.4cm" svg:height="8.4cm" svg:x="19.19cm" svg:y="0.8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" draw:layer="layout" svg:width="6.098cm" svg:height="3.363cm" svg:x="20.284cm" svg:y="1.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1" draw:text-style-name="P1" draw:layer="layout" svg:width="6.146cm" svg:height="3.599cm" draw:transform="skewX (0.000349065850398829) rotate (2.0943951023928) translate (21.768cm 9.534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2" draw:text-style-name="P1" draw:layer="layout" svg:width="6.146cm" svg:height="3.6cm" draw:transform="skewX (-0.000349065850398845) rotate (2.0943951023928) translate (24.861cm 9.534cm)">
          <text:p/>
          <draw:enhanced-geometry svg:viewBox="0 0 21600 21600" draw:mirror-horizontal="true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18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rect draw:style-name="gr53" draw:text-style-name="P1" draw:layer="layout" svg:width="2.8cm" svg:height="2.8cm" svg:x="8.9cm" svg:y="5.6cm">
          <text:p/>
        </draw:rect>
        <draw:path draw:style-name="gr54" draw:text-style-name="P1" draw:layer="layout" svg:width="2.599cm" svg:height="1.599cm" svg:x="4cm" svg:y="3.4cm" svg:viewBox="0 0 2600 1600" svg:d="m0 1600c591-1600 1300-1600 1300-1600h1300">
          <text:p/>
        </draw:path>
        <draw:line draw:style-name="gr55" draw:text-style-name="P1" draw:layer="layout" svg:x1="3.4cm" svg:y1="5.5cm" svg:x2="3.4cm" svg:y2="2.5cm">
          <text:p/>
        </draw:line>
        <draw:line draw:style-name="gr55" draw:text-style-name="P1" draw:layer="layout" svg:x1="3.2cm" svg:y1="5.3cm" svg:x2="6.8cm" svg:y2="5.3cm">
          <text:p/>
        </draw:line>
        <draw:path draw:style-name="gr56" draw:text-style-name="P1" draw:layer="layout" svg:width="2.599cm" svg:height="1.999cm" svg:x="4cm" svg:y="3cm" svg:viewBox="0 0 2600 2000" svg:d="m0 2000c591-1600 1200-1800 1200-1800l1400-200">
          <text:p/>
        </draw:path>
        <draw:path draw:style-name="gr57" draw:text-style-name="P1" draw:layer="layout" svg:width="2.599cm" svg:height="1.407cm" svg:x="4cm" svg:y="3.592cm" svg:viewBox="0 0 2600 1408" svg:d="m0 1408c591-1600 1400-1400 1400-1400l1200 200">
          <text:p/>
        </draw:path>
        <draw:path draw:style-name="gr58" draw:text-style-name="P1" draw:layer="layout" svg:width="2.599cm" svg:height="1.243cm" svg:x="4cm" svg:y="3.756cm" svg:viewBox="0 0 2600 1244" svg:d="m0 1244c591-1600 1400-1200 1400-1200l1200 400">
          <text:p/>
        </draw:path>
        <draw:path draw:style-name="gr59" draw:text-style-name="P1" draw:layer="layout" svg:width="2.599cm" svg:height="2.399cm" svg:x="4cm" svg:y="2.6cm" svg:viewBox="0 0 2600 2400" svg:d="m0 2400c591-1600 1200-2000 1200-2000l1400-400">
          <text:p/>
        </draw:path>
        <draw:path draw:style-name="gr57" draw:text-style-name="P1" draw:layer="layout" svg:width="2.799cm" svg:height="0.599cm" svg:x="9.2cm" svg:y="3.2cm" svg:viewBox="0 0 2800 600" svg:d="m0 0c800 600 1600 600 1600 600h1200">
          <text:p/>
        </draw:path>
        <draw:g>
          <draw:line draw:style-name="gr60" draw:text-style-name="P16" draw:layer="layout" svg:x1="12.2cm" svg:y1="6.378cm" svg:x2="14.6cm" svg:y2="6.378cm">
            <text:p/>
          </draw:line>
          <draw:custom-shape draw:style-name="gr61" draw:text-style-name="P16" draw:layer="layout" svg:width="2.4cm" svg:height="2.4cm" svg:x="12.2cm" svg:y="5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2" draw:text-style-name="P16" draw:layer="layout" svg:x1="12.2cm" svg:y1="6.978cm" svg:x2="14.6cm" svg:y2="6.978cm">
            <text:p/>
          </draw:line>
          <draw:line draw:style-name="gr63" draw:text-style-name="P16" draw:layer="layout" svg:x1="12.2cm" svg:y1="7.556cm" svg:x2="14.6cm" svg:y2="7.556cm">
            <text:p/>
          </draw:line>
          <draw:line draw:style-name="gr64" draw:text-style-name="P16" draw:layer="layout" svg:x1="13.374cm" svg:y1="5.8cm" svg:x2="13.374cm" svg:y2="8.2cm">
            <text:p/>
          </draw:line>
          <draw:line draw:style-name="gr65" draw:text-style-name="P16" draw:layer="layout" svg:x1="13.952cm" svg:y1="5.8cm" svg:x2="13.952cm" svg:y2="8.2cm">
            <text:p/>
          </draw:line>
          <draw:line draw:style-name="gr66" draw:text-style-name="P16" draw:layer="layout" svg:x1="12.796cm" svg:y1="5.8cm" svg:x2="12.796cm" svg:y2="8.2cm">
            <text:p/>
          </draw:line>
          <draw:line draw:style-name="gr67" draw:text-style-name="P16" draw:layer="layout" svg:x1="12.2cm" svg:y1="6.378cm" svg:x2="14.6cm" svg:y2="6.378cm">
            <text:p/>
          </draw:line>
          <draw:custom-shape draw:style-name="gr68" draw:text-style-name="P16" draw:layer="layout" svg:width="2.4cm" svg:height="2.4cm" svg:x="12.2cm" svg:y="5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9" draw:text-style-name="P16" draw:layer="layout" svg:x1="12.2cm" svg:y1="6.978cm" svg:x2="14.6cm" svg:y2="6.978cm">
            <text:p/>
          </draw:line>
          <draw:line draw:style-name="gr70" draw:text-style-name="P16" draw:layer="layout" svg:x1="12.2cm" svg:y1="7.556cm" svg:x2="14.6cm" svg:y2="7.556cm">
            <text:p/>
          </draw:line>
          <draw:line draw:style-name="gr71" draw:text-style-name="P16" draw:layer="layout" svg:x1="13.374cm" svg:y1="5.8cm" svg:x2="13.374cm" svg:y2="8.2cm">
            <text:p/>
          </draw:line>
          <draw:line draw:style-name="gr72" draw:text-style-name="P16" draw:layer="layout" svg:x1="13.952cm" svg:y1="5.8cm" svg:x2="13.952cm" svg:y2="8.2cm">
            <text:p/>
          </draw:line>
          <draw:line draw:style-name="gr73" draw:text-style-name="P16" draw:layer="layout" svg:x1="12.796cm" svg:y1="5.8cm" svg:x2="12.796cm" svg:y2="8.2cm">
            <text:p/>
          </draw:line>
        </draw:g>
        <draw:path draw:style-name="gr74" draw:text-style-name="P1" draw:layer="layout" svg:width="0.619cm" svg:height="2.774cm" draw:transform="rotate (1.29241631110156) translate (8.83119389484043cm 7.49064168632674cm)" svg:viewBox="0 0 620 2775" svg:d="m614 21099c-274 495-292 509-412 742s-274 495-164 879 406 312 549 467-220 687-220 687">
          <text:p/>
        </draw:path>
        <draw:custom-shape draw:style-name="gr75" draw:text-style-name="P1" draw:layer="layout" svg:width="1.444cm" svg:height="1.444cm" draw:transform="rotate (-0.785398163398487) translate (11.011cm 5.269cm)">
          <text:p/>
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9607.1964017991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8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>
    <draw:gradient draw:name="Cyan_20_Gradient_20_2" draw:display-name="Cyan Gradient 2" draw:style="linear" draw:start-color="#3333ff" draw:end-color="#cc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office:version="1.2" grddl:transformation="http://docs.oasis-open.org/office/1.2/xslt/odf2rdf.xsl">
  <office:meta>
    <meta:creation-date>2014-09-13T18:42:25.722000000</meta:creation-date>
    <dc:date>2017-08-15T09:58:20.01</dc:date>
    <meta:editing-duration>PT02H50M36S</meta:editing-duration>
    <meta:editing-cycles>40</meta:editing-cycles>
    <meta:generator>BrOffice.org/3.2$Win32 OpenOffice.org_project/320m12$Build-9483</meta:generator>
    <meta:document-statistic meta:object-count="236"/>
  </office:meta>
</office:document-meta>
</file>